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2pt" style:font-size-asian="12pt" style:font-size-complex="12pt"/>
    </style:style>
    <style:style style:name="P2" style:family="paragraph" style:parent-style-name="Standard">
      <style:paragraph-properties fo:line-height="200%"/>
    </style:style>
    <style:style style:name="P3" style:family="paragraph" style:parent-style-name="Standard" style:master-page-name="Standard">
      <style:paragraph-properties fo:text-align="end" style:justify-single-word="false" style:page-number="auto"/>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line-height="200%"/>
      <style:text-properties fo:font-size="12pt" style:font-size-asian="12pt" style:font-size-complex="12pt"/>
    </style:style>
    <style:style style:name="P6" style:family="paragraph" style:parent-style-name="Standard">
      <style:paragraph-properties fo:line-height="200%" fo:text-align="center" style:justify-single-word="false"/>
      <style:text-properties fo:font-size="12pt" style:font-size-asian="12pt" style:font-size-complex="12pt"/>
    </style:style>
    <style:style style:name="P7" style:family="paragraph" style:parent-style-name="Standard">
      <style:paragraph-properties fo:margin-left="0in" fo:margin-right="0in" fo:line-height="200%" fo:text-indent="0.5in" style:auto-text-indent="false"/>
      <style:text-properties fo:font-size="12pt" style:font-size-asian="12pt" style:font-size-complex="12pt"/>
    </style:style>
    <style:style style:name="P8" style:family="paragraph" style:parent-style-name="Standard">
      <style:paragraph-properties fo:margin-left="0in" fo:margin-right="0in" fo:line-height="200%" fo:text-indent="0in" style:auto-text-indent="false"/>
      <style:text-properties fo:font-size="12pt" style:font-size-asian="12pt" style:font-size-complex="12pt"/>
    </style:style>
    <style:style style:name="P9" style:family="paragraph" style:parent-style-name="Standard">
      <style:paragraph-properties fo:margin-left="0in" fo:margin-right="0in" fo:line-height="100%" fo:text-indent="0in" style:auto-text-indent="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ke Ellison</text:p>
      <text:p text:style-name="P4">Dr. E. L. Saak</text:p>
      <text:p text:style-name="P4">HIST-B351</text:p>
      <text:p text:style-name="P4">3/9/17</text:p>
      <text:p text:style-name="P1"/>
      <text:p text:style-name="P1">Augustine’s Political Writings</text:p>
      <text:p text:style-name="P5"><text:tab/>Shortly after the sacking of Rome in 410, Bishop Augustine of Hippo wrote to his friend and Roman officer Marcellinus about Christianity’s role in Roman citizenship. Within this letter, Augustine seeks to answer the questions and concerns from critics brought up by Marcillinus about the nature of God and his will for mankind, scripture's compatibility with “traditional” Roman values, and broader questions about the condition of the empire. The way Augustine answers these questions is quite telling of both the general social environment within the empire, and Augustine’s own perception of what he, and many others then and since would describe as the decline of the classical Roman Empire.</text:p>
      <text:p text:style-name="P2"><text:span text:style-name="T1"><text:tab/>The first major point Augustine addresses within this letter is the issue of Christianity’s new rejection of traditional animal sacrifices. In Marcillius’ previous letter to Augustine, he writes, “Volusianus [a friend and critic of Augustine] alleged that previous custom could only be corrected if it had been wrongly approved in the first place; or else, if it had been once correct, it ought to remain quite unchanged” (Aug. </text:span><text:span text:style-name="T2">let</text:span><text:span text:style-name="T1">. 136, p. 29). In short, some critics take issue with perceived inconsistencies with Christian doctrine and God’s will. Cleverly, Augustine responds by emphasizing that God does not ask things of mankind for his own benefit, but for mankind itself. “Sacrifice was appropriate in primitive times because God had commanded it. Now that is </text:span><text:soft-page-break/><text:span text:style-name="T1">not the case. For God has commanded something else, appropriate for the present period; and he understands far better than the human race what is most suitable to provide for each age…” (Aug. </text:span><text:span text:style-name="T2">let</text:span><text:span text:style-name="T1">. 138, p. 32). Here, Augustine is able to address how God can be contradictory in his commands while still remaining eternal and unchanging. </text:span></text:p>
      <text:p text:style-name="P7">This idea of an unchanging, yet flexible God doesn’t only serve to quell the naysayers, but it also opens up Augustine’s views on Christianity’s newfound role in Roman society. Assuming his logic is sound, the narrative that originates from this argument might serve as a sort of bridge between classical Roman and Christian tradition, as it circumvents their inevitable ideological conflicts by describing it as a natural progression. As a former pagan, one could argue too that this concept may be as reflective of Augustine’s internal politics as it is on the whole of society. More importantly however it implies that, with the spread of Christianity throughout the Roman Empire, Rome had been due for God’s divinely inspired transition for quite some time now. It's the sort of perspective that would have been becoming increasingly popular when we consider not only the recent sack of Rome, but the empire's declining military capabilities, as seen with Constantine III's withdrawal from Britain in 407 (Collins, 79). Although within his writings Augustine seems much more focused on what he perceives as a moral decline, more quantitative issues within the empire would have at least served to supplement his position that the Western world was facing the end of an era.</text:p>
      <text:p text:style-name="P7">This is not to say that Augustine believes Christian and Roman society to be completely incompatible. If they were, it is doubtful that Christian thought would have been able to so deeply influence the core of Roman identity. In response to Marcillinus' further forwarding of criticisms of Scripture's compatibility with the “ethics of citizenship”, specifically “to return no <text:soft-page-break/>one evil for evil”, Augustine appeals to Cicero's praise for Caesar himself. “Take Caesar, a ruler of the commonwealth if ever there was one. Cicero heaped praise upon his character, saying that he 'used to forget nothing except the wrongs he received'.” (Aug. <text:span text:style-name="T3">let</text:span><text:span text:style-name="T4">. 138, p. 34-35). It may seem surprising for Augustine to be appealing to figures that almost epitomize classical Roman civilization, it is important to note that Augustine is still a Roman, and he's more than aware of their importance within Roman society. More specific to this letter however Augustine is using these figures to point out the hypocrisy of his critics. In the following paragraphs he points out that although Cicero, and by extension Caesar, would be praised for such virtues, these same virtues are seen as dangerous when they come from Christian sermons. Augustine is also careful to maintain his distance from these figures, and makes clear the social need for Christian thought in particular. “If we gave ear to this precept as it deserves, it would establish, consecrate, strengthen, and increase the commonwealth far better than Romulus, Numa, Brutus, and the other famous heroes of the Roman nation.” (Aug. </text:span><text:span text:style-name="T3">let</text:span><text:span text:style-name="T4">. 138, p. 35). </text:span></text:p>
      <text:p text:style-name="P7"><text:span text:style-name="T4">Although Augustine is quite critical of Roman society throughout his letters, his recognition of these figures not only reinforces it's compatibility with Christian thought, but it also fits in with Augustine's cyclical narrative of history because it acknowledges their worth with respect to the age they inhabited. Still Augustine advocated for an amount of humility that may have been contradictory to classical notions of the ethics of citizenship. A point he makes clear in his letter to Macedonius, a contemporary of Augustine's, who brought up similar concerns to those of Marcillinus, this time focusing on the idea of crime, punishment, and forgiveness. Macedonius writes with respect to these issues, </text:span></text:p>
      <text:p text:style-name="P9"><text:soft-page-break/><text:span text:style-name="T4">“... whenever we want someone who is held blameworthy to go unpunished, we ourselves are bound to them in a fellowship of guilt... All sins do indeed seem pardonable as long as the guilty party promises to reform. However, now with our current ways of behaving, those in question want both to have the penalty for their outrages mitigated, and to keep their ill-gotten gains... there is no hope for them in the future, precisely because their criminal mentality persists unchanged in the present.” </text:span></text:p>
      <text:p text:style-name="P8"><text:span text:style-name="T4">(Aug. </text:span><text:span text:style-name="T3">let.</text:span><text:span text:style-name="T4"> 152, p. 70)</text:span></text:p>
      <text:p text:style-name="P8"><text:span text:style-name="T4"><text:tab/>This question raised by Macedonius is in some ways similar to those raised by Marcillinus in that they deal with the more fundamental characteristics of Roman citizenship and how it relates to Christian doctrine. This time however, even Macedonius alludes to the perceived moral problems of society when he says people want their “outrages mitigated” and to “keep their ill-gotten gains”. The solution to this problem is offered up by Augustine in a way that makes clear the distinction between crime and criminal. “We pity the person, but hate the offence or transgression. In fact, the more we dislike the vice in question, the less do we want the offender to die without correcting his vices.” (Aug. </text:span><text:span text:style-name="T3">let.</text:span><text:span text:style-name="T4"> 153, p. 72). This is a stance on punishment that is uniquely Christian, because it is based in a belief that they will be granted paradise if they follow the will of God in this life. With the earthly realm put on the back-burner punishment without reform, or more specifically execution in this case, would be counterproductive as it doesn't allow the sinner a chance at forgiveness, and therefore paradise. This emphasis on forgiveness is echoed in Augustine's earlier letters with Marcillinus, particularly his “return no one evil for evil” point. He drives this point further through example in some of his dealings with the Donatists who, during this time of societal soul-searching, were in contention with Augustine's Catholic segment within Africa. When told to “keep away from our congregations” by the Donatists, Augustine does not respond in kind. “Our words to them were far more just: no, do not keep away. Rather be pacified and approach not </text:span><text:span text:style-name="T3">our </text:span><text:soft-page-break/><text:span text:style-name="T4">congregations, but</text:span><text:span text:style-name="T3"> his</text:span><text:span text:style-name="T4">, to whom we all belong.” (Aug. </text:span><text:span text:style-name="T3">let.</text:span><text:span text:style-name="T4"> 105, p. 163). Although Augustine's dealings with the Donatists do not stay as peaceful as these few lines would imply, it is a clear expression of what kind of social and moral values Augustine would have seen as important, both for him and his Roman contemporari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ＭＳ Ｐ明朝"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son, Luke Austin</meta:initial-creator>
    <dc:creator>Luke Ellison</dc:creator>
    <meta:editing-cycles>4</meta:editing-cycles>
    <meta:creation-date>2017-03-09T12:33:00</meta:creation-date>
    <dc:date>2017-03-16T15:11:35.65</dc:date>
    <meta:editing-duration>PT6H14M58S</meta:editing-duration>
    <meta:generator>OpenOffice/4.1.2$Win32 OpenOffice.org_project/412m3$Build-9782</meta:generator>
    <meta:document-statistic meta:table-count="0" meta:image-count="0" meta:object-count="0" meta:page-count="5" meta:paragraph-count="13" meta:word-count="1295" meta:character-count="7966"/>
    <meta:user-defined meta:name="AppVersion">16.0000</meta:user-defined>
    <meta:user-defined meta:name="Company">Indian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